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G characters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table:formula="of:=DEC2HEX([.A2])" office:value-type="string" office:string-value="0" calcext:value-type="string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formula="of:=DEC2HEX([.A3])" office:value-type="string" office:string-value="1" calcext:value-type="string">
            <text:p>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table:formula="of:=DEC2HEX([.A4])" office:value-type="string" office:string-value="2" calcext:value-type="string">
            <text:p>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table:formula="of:=DEC2HEX([.A5])" office:value-type="string" office:string-value="3" calcext:value-type="string">
            <text:p>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table:formula="of:=DEC2HEX([.A6])" office:value-type="string" office:string-value="4" calcext:value-type="string">
            <text:p>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table:formula="of:=DEC2HEX([.A7])" office:value-type="string" office:string-value="5" calcext:value-type="string">
            <text:p>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table:formula="of:=DEC2HEX([.A8])" office:value-type="string" office:string-value="6" calcext:value-type="string">
            <text:p>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table:formula="of:=DEC2HEX([.A9])" office:value-type="string" office:string-value="7" calcext:value-type="string">
            <text:p>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table:formula="of:=DEC2HEX([.A10])" office:value-type="string" office:string-value="8" calcext:value-type="string">
            <text:p>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formula="of:=DEC2HEX([.A11])" office:value-type="string" office:string-value="9" calcext:value-type="string">
            <text:p>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table:formula="of:=DEC2HEX([.A12])" office:value-type="string" office:string-value="A" calcext:value-type="string">
            <text:p>A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table:formula="of:=DEC2HEX([.A13])" office:value-type="string" office:string-value="B" calcext:value-type="string">
            <text:p>B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table:formula="of:=DEC2HEX([.A14])" office:value-type="string" office:string-value="C" calcext:value-type="string">
            <text:p>C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formula="of:=DEC2HEX([.A15])" office:value-type="string" office:string-value="D" calcext:value-type="string">
            <text:p>D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table:formula="of:=DEC2HEX([.A16])" office:value-type="string" office:string-value="E" calcext:value-type="string">
            <text:p>E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table:formula="of:=DEC2HEX([.A17])" office:value-type="string" office:string-value="F" calcext:value-type="string">
            <text:p>F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office:value-type="string" calcext:value-type="string">
            <text:p>PERIOD LARGE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office:value-type="string" calcext:value-type="string">
            <text:p>SQUARE HOLLOW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office:value-type="string" calcext:value-type="string">
            <text:p>0 TOP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office:value-type="string" calcext:value-type="string">
            <text:p>0 BOTTOM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office:value-type="string" calcext:value-type="string">
            <text:p>1 TOP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office:value-type="string" calcext:value-type="string">
            <text:p>1 BOTTOM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office:value-type="string" calcext:value-type="string">
            <text:p>2 TOP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office:value-type="string" calcext:value-type="string">
            <text:p>2 BOTTOM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office:value-type="string" calcext:value-type="string">
            <text:p>3 TOP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office:value-type="string" calcext:value-type="string">
            <text:p>3 BOTTOM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office:value-type="string" calcext:value-type="string">
            <text:p>4 TOP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office:value-type="string" calcext:value-type="string">
            <text:p>4 BOTTOM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office:value-type="string" calcext:value-type="string">
            <text:p>5 TOP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office:value-type="string" calcext:value-type="string">
            <text:p>5 BOTTOM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office:value-type="string" calcext:value-type="string">
            <text:p>6 TOP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office:value-type="string" calcext:value-type="string">
            <text:p>6 BOTTOM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office:value-type="string" calcext:value-type="string">
            <text:p>7 TOP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office:value-type="string" calcext:value-type="string">
            <text:p>7 BOTTOM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office:value-type="string" calcext:value-type="string">
            <text:p>8 TOP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office:value-type="string" calcext:value-type="string">
            <text:p>8 BOTTOM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office:value-type="string" calcext:value-type="string">
            <text:p>9 TOP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office:value-type="string" calcext:value-type="string">
            <text:p>9 BOTTOM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number-rows-repeated="104849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p monitor" table:style-name="ta1">
        <table:table-column table:style-name="co1" table:default-cell-style-name="Default"/>
        <table:table-row table:style-name="ro1">
          <table:table-cell/>
        </table:table-row>
      </table:table>
      <table:table table:name="Bottom monito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14:10:13.9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4T14:13:49.418000000</dc:date>
    <meta:editing-duration>PT6M24S</meta:editing-duration>
    <meta:editing-cycles>3</meta:editing-cycles>
    <meta:generator>LibreOffice/7.3.0.3$Windows_X86_64 LibreOffice_project/0f246aa12d0eee4a0f7adcefbf7c878fc2238db3</meta:generator>
    <meta:document-statistic meta:table-count="3" meta:cell-count="232" meta:object-count="0"/>
  </office:meta>
</office:document-meta>
</file>